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color="#4a86e8"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4a86e8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36. WAP to create a base class Employee with data members as empid, empname, empage , workingdays, salary, form parametrized constructor to initialize the instance variables and keep local variables names of constructor same as instance variables, create a function to display these instance variables and calculate salary based on working days then create a child class Manager with datamember as bonus, now over-ride the salary method and add bonus amount too and display all details along with updated salary . Output should be like this:</text:span></text:p>
      <text:p text:style-name="Standard"><text:span text:style-name="T1">Emp id is; </text:span></text:p>
      <text:p text:style-name="Standard"><text:span text:style-name="T1">Emp Name is: </text:span></text:p>
      <text:p text:style-name="Standard"><text:span text:style-name="T1">Age is ;</text:span></text:p>
      <text:p text:style-name="Standard"><text:span text:style-name="T1">No of Working Days: </text:span></text:p>
      <text:p text:style-name="Standard"><text:span text:style-name="T1">Salary is; </text:span></text:p>
      <text:p text:style-name="Standard"><text:span text:style-name="T1">Total Salary: </text:span></text:p>
      <text:p text:style-name="Standard"><text:span text:style-name="T1">Bonus is ; </text:span></text:p>
      <text:p text:style-name="Standard"><text:span text:style-name="T1">New Salary:</text:span></text:p>
      <text:p text:style-name="P1"/>
      <text:p text:style-name="Standard"><text:span text:style-name="T2">class Employee{</text:span></text:p>
      <text:p text:style-name="Standard"><text:span text:style-name="T2"><text:s text:c="4"/>public <text:s text:c="3"/>int empid;</text:span></text:p>
      <text:p text:style-name="Standard"><text:span text:style-name="T2"><text:s text:c="4"/>public String empname;</text:span></text:p>
      <text:p text:style-name="Standard"><text:span text:style-name="T2"><text:s text:c="4"/>public int empage;</text:span></text:p>
      <text:p text:style-name="Standard"><text:span text:style-name="T2"><text:s text:c="4"/>public int workingdays;</text:span></text:p>
      <text:p text:style-name="Standard"><text:span text:style-name="T2"><text:s text:c="4"/>public int salary;</text:span></text:p>
      <text:p text:style-name="Standard"><text:span text:style-name="T2"><text:s text:c="4"/>public void Employee(int empid, String empname, int empage, int workingdays,int salary){</text:span></text:p>
      <text:p text:style-name="Standard"><text:span text:style-name="T2"><text:s text:c="3"/><text:tab/> this.empid = empid;</text:span></text:p>
      <text:p text:style-name="Standard"><text:span text:style-name="T2"><text:s text:c="3"/><text:tab/> this.empname = empname;</text:span></text:p>
      <text:p text:style-name="Standard"><text:span text:style-name="T2"><text:s text:c="3"/><text:tab/> this.empage = empage;</text:span></text:p>
      <text:p text:style-name="Standard"><text:span text:style-name="T2"><text:s text:c="3"/><text:tab/> this.workingdays = workingdays;</text:span></text:p>
      <text:p text:style-name="Standard"><text:span text:style-name="T2"><text:s text:c="3"/><text:tab/> this.salary = salary;</text:span></text:p>
      <text:p text:style-name="Standard"><text:span text:style-name="T2"><text:s text:c="4"/>}</text:span></text:p>
      <text:p text:style-name="Standard"><text:span text:style-name="T2"><text:s text:c="4"/>public void display(){</text:span></text:p>
      <text:p text:style-name="Standard"><text:span text:style-name="T2"><text:s text:c="3"/><text:tab/> System.out.println("\n Emp id is : "+empid+"\n Emp Name is : "+empname+"\n Age is : "+empage+"\n No of Working Days : "+workingdays+"\n Salary is : "+salary);</text:span></text:p>
      <text:p text:style-name="Standard"><text:soft-page-break/><text:span text:style-name="T2"><text:s text:c="4"/>}</text:span></text:p>
      <text:p text:style-name="Standard"><text:span text:style-name="T2"><text:s text:c="4"/>public void salary(){</text:span></text:p>
      <text:p text:style-name="Standard"><text:span text:style-name="T2"><text:s text:c="3"/><text:tab/> System.out.println("\n Total Salary : "+(salary*workingdays));</text:span></text:p>
      <text:p text:style-name="Standard"><text:span text:style-name="T2"><text:s text:c="4"/>}</text:span></text:p>
      <text:p text:style-name="Standard"><text:span text:style-name="T2"><text:s text:c="4"/></text:span></text:p>
      <text:p text:style-name="Standard"><text:span text:style-name="T2">}</text:span></text:p>
      <text:p text:style-name="Standard"><text:span text:style-name="T2">class Manager extends Employee{</text:span></text:p>
      <text:p text:style-name="Standard"><text:span text:style-name="T2"><text:s text:c="4"/>int bonus = 10;</text:span></text:p>
      <text:p text:style-name="Standard"><text:span text:style-name="T2"><text:s text:c="4"/>public void salary(){</text:span></text:p>
      <text:p text:style-name="Standard"><text:span text:style-name="T2"><text:s text:c="3"/><text:tab/> super.salary();</text:span></text:p>
      <text:p text:style-name="Standard"><text:span text:style-name="T2"><text:s text:c="3"/><text:tab/> int total = salary*workingdays + bonus;</text:span></text:p>
      <text:p text:style-name="Standard"><text:span text:style-name="T2"><text:s text:c="4"/>System.out.println("\n Bonus : "+bonus+"\n New Salary : "+total) ;</text:span></text:p>
      <text:p text:style-name="Standard"><text:span text:style-name="T2"><text:s text:c="4"/>}</text:span></text:p>
      <text:p text:style-name="Standard"><text:span text:style-name="T2">}</text:span></text:p>
      <text:p text:style-name="Standard"><text:span text:style-name="T2">class abc{</text:span></text:p>
      <text:p text:style-name="Standard"><text:span text:style-name="T2"><text:s text:c="4"/>public static void main(String args[]){</text:span></text:p>
      <text:p text:style-name="Standard"><text:span text:style-name="T2"><text:s text:c="3"/><text:tab/> Manager M1 = new Manager();</text:span></text:p>
      <text:p text:style-name="Standard"><text:span text:style-name="T2"><text:s text:c="3"/><text:tab/> M1.Employee(1,"Shubham",23, 12,1000);</text:span></text:p>
      <text:p text:style-name="Standard"><text:span text:style-name="T2"><text:s text:c="3"/><text:tab/> M1.display();</text:span></text:p>
      <text:p text:style-name="Standard"><text:span text:style-name="T2"><text:s text:c="3"/><text:tab/> M1.salary();</text:span></text:p>
      <text:p text:style-name="Standard"><text:span text:style-name="T2"><text:s text:c="3"/><text:tab/> </text:span></text:p>
      <text:p text:style-name="Standard"><text:span text:style-name="T2"><text:s text:c="3"/><text:tab/> </text:span></text:p>
      <text:p text:style-name="Standard"><text:span text:style-name="T2"><text:s text:c="4"/>}</text:span></text:p>
      <text:p text:style-name="P2"/>
      <text:p text:style-name="Standard"><text:span text:style-name="T2">}</text:span></text:p>
      <text:p text:style-name="P2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8" meta:word-count="238" meta:character-count="1703" meta:non-whitespace-character-count="1354"/>
    <meta:generator>LibreOfficeDev/6.0.5.2$Linux_X86_64 LibreOffice_project/</meta:generator>
  </office:meta>
</office:document-meta>
</file>